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7.496cm" fo:min-width="27.149cm" loext:decorative="false"/>
    </style:style>
    <style:style style:name="gr2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3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4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fill="solid" draw:fill-color="#43c330" draw:textarea-vertical-align="middle" draw:auto-grow-height="false" fo:min-height="0cm" fo:min-width="0.612cm" loext:decorative="false"/>
    </style:style>
    <style:style style:name="gr7" style:family="graphic" style:parent-style-name="standard">
      <style:graphic-properties draw:fill="solid" draw:fill-color="#00a0fc" draw:textarea-vertical-align="middle" draw:auto-grow-height="false" fo:min-height="0cm" fo:min-width="0.612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42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37cm" fo:min-width="1.422cm" loext:decorative="false"/>
      <style:paragraph-properties style:writing-mode="lr-tb"/>
    </style:style>
    <style:style style:name="gr10" style:family="graphic" style:parent-style-name="standard">
      <style:graphic-properties draw:fill="solid" draw:fill-color="#00a0fc" draw:textarea-vertical-align="middle" draw:auto-grow-height="false" fo:min-height="0cm" fo:min-width="0.612cm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147cm" loext:decorative="false"/>
      <style:paragraph-properties style:writing-mode="lr-tb"/>
    </style:style>
    <style:style style:name="gr13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14" style:family="graphic" style:parent-style-name="standard">
      <style:graphic-properties draw:fill="solid" draw:fill-color="#43c330" draw:textarea-vertical-align="middle" draw:auto-grow-height="false" fo:min-height="0cm" fo:min-width="0.612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92e285" draw:opacity="50%"/>
      <style:paragraph-properties fo:text-align="center"/>
    </style:style>
    <style:style style:name="P3" style:family="paragraph">
      <loext:graphic-properties draw:fill="solid" draw:fill-color="#b4c7dc" draw:opacity="50%"/>
      <style:paragraph-properties fo:text-align="center"/>
    </style:style>
    <style:style style:name="P4" style:family="paragraph">
      <style:text-properties fo:color="#000000" loext:opacity="100%" fo:font-size="9pt"/>
    </style:style>
    <style:style style:name="P5" style:family="paragraph">
      <loext:graphic-properties draw:fill="none" draw:fill-color="#ffffff"/>
      <style:text-properties fo:color="#000000" loext:opacity="100%" fo:font-size="9pt"/>
    </style:style>
    <style:style style:name="P6" style:family="paragraph">
      <style:text-properties fo:color="#ff0000" loext:opacity="100%" fo:font-size="9pt" fo:font-weight="bold"/>
    </style:style>
    <style:style style:name="P7" style:family="paragraph">
      <loext:graphic-properties draw:fill="none" draw:fill-color="#ffffff"/>
      <style:text-properties fo:color="#ff0000" loext:opacity="100%" fo:font-size="9pt" fo:font-weight="bold"/>
    </style:style>
    <style:style style:name="P8" style:family="paragraph">
      <loext:graphic-properties draw:fill="solid" draw:fill-color="#43c330"/>
      <style:paragraph-properties fo:text-align="center"/>
    </style:style>
    <style:style style:name="P9" style:family="paragraph">
      <loext:graphic-properties draw:fill="solid" draw:fill-color="#00a0fc"/>
      <style:paragraph-properties fo:text-align="center"/>
      <style:text-properties fo:color="#000000" loext:opacity="100%"/>
    </style:style>
    <style:style style:name="P10" style:family="paragraph">
      <style:paragraph-properties fo:text-align="center"/>
      <style:text-properties fo:color="#000000" loext:opacity="100%" fo:font-size="9pt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fo:font-size="9pt"/>
    </style:style>
    <style:style style:name="P12" style:family="paragraph">
      <loext:graphic-properties draw:fill="solid" draw:fill-color="#00a0fc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P16" style:family="paragraph">
      <loext:graphic-properties draw:fill="solid" draw:fill-color="#43c330"/>
      <style:paragraph-properties fo:text-align="center"/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39cm" svg:y="1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034cm" svg:height="0.569cm" svg:x="14.416cm" svg:y="6.678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14.21cm" svg:y="6.056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14.373cm" svg:y="5.434cm">
          <draw:text-box>
            <text:p text:style-name="P4">cmi_coroutine_yield</text:p>
          </draw:text-box>
        </draw:frame>
        <draw:frame draw:style-name="gr5" draw:text-style-name="P5" draw:layer="layout" svg:width="2.875cm" svg:height="0.569cm" svg:x="14.496cm" svg:y="4.813cm">
          <draw:text-box>
            <text:p text:style-name="P4">cmb_process_hold</text:p>
          </draw:text-box>
        </draw:frame>
        <draw:frame draw:style-name="gr5" draw:text-style-name="P7" draw:layer="layout" svg:width="2.198cm" svg:height="0.569cm" svg:x="14.91cm" svg:y="4.191cm">
          <draw:text-box>
            <text:p text:style-name="P6">arrival_proc</text:p>
          </draw:text-box>
        </draw:frame>
        <draw:frame draw:style-name="gr5" draw:text-style-name="P5" draw:layer="layout" svg:width="3.868cm" svg:height="0.569cm" svg:x="13.999cm" svg:y="3.569cm">
          <draw:text-box>
            <text:p text:style-name="P4">cmi_coroutine_trampoline</text:p>
          </draw:text-box>
        </draw:frame>
        <draw:frame draw:style-name="gr5" draw:text-style-name="P7" draw:layer="layout" svg:width="2.21cm" svg:height="0.569cm" svg:x="22.339cm" svg:y="4.172cm">
          <draw:text-box>
            <text:p text:style-name="P6">service_proc</text:p>
          </draw:text-box>
        </draw:frame>
        <draw:frame draw:style-name="gr5" draw:text-style-name="P5" draw:layer="layout" svg:width="3.868cm" svg:height="0.569cm" svg:x="21.468cm" svg:y="3.55cm">
          <draw:text-box>
            <text:p text:style-name="P4">cmi_coroutine_trampoline</text:p>
          </draw:text-box>
        </draw:frame>
        <draw:frame draw:style-name="gr5" draw:text-style-name="P7" draw:layer="layout" svg:width="1.19cm" svg:height="0.569cm" svg:x="7.575cm" svg:y="2.587cm">
          <draw:text-box>
            <text:p text:style-name="P6">main</text:p>
          </draw:text-box>
        </draw:frame>
        <draw:frame draw:style-name="gr5" draw:text-style-name="P7" draw:layer="layout" svg:width="1.74cm" svg:height="0.569cm" svg:x="7.337cm" svg:y="3.22cm">
          <draw:text-box>
            <text:p text:style-name="P6">run_trial</text:p>
          </draw:text-box>
        </draw:frame>
        <draw:frame draw:style-name="gr5" draw:text-style-name="P5" draw:layer="layout" svg:width="3.888cm" svg:height="0.569cm" svg:x="6.199cm" svg:y="3.853cm">
          <draw:text-box>
            <text:p text:style-name="P4">cmb_event_queue_execute</text:p>
          </draw:text-box>
        </draw:frame>
        <draw:frame draw:style-name="gr5" draw:text-style-name="P5" draw:layer="layout" svg:width="3.67cm" svg:height="0.569cm" svg:x="6.308cm" svg:y="4.486cm">
          <draw:text-box>
            <text:p text:style-name="P4">cmb_event_execute_next</text:p>
          </draw:text-box>
        </draw:frame>
        <draw:frame draw:style-name="gr5" draw:text-style-name="P5" draw:layer="layout" svg:width="2.709cm" svg:height="0.569cm" svg:x="6.789cm" svg:y="5.12cm">
          <draw:text-box>
            <text:p text:style-name="P4">proc_holdwu_evt</text:p>
          </draw:text-box>
        </draw:frame>
        <draw:frame draw:style-name="gr5" draw:text-style-name="P5" draw:layer="layout" svg:width="3.405cm" svg:height="0.569cm" svg:x="6.441cm" svg:y="5.753cm">
          <draw:text-box>
            <text:p text:style-name="P4">cmi_coroutine_resume</text:p>
          </draw:text-box>
        </draw:frame>
        <draw:frame draw:style-name="gr5" draw:text-style-name="P5" draw:layer="layout" svg:width="3.12cm" svg:height="0.569cm" svg:x="14.373cm" svg:y="5.435cm">
          <draw:text-box>
            <text:p text:style-name="P4">cmi_coroutine_yield</text:p>
          </draw:text-box>
        </draw:frame>
        <draw:frame draw:style-name="gr5" draw:text-style-name="P5" draw:layer="layout" svg:width="3.034cm" svg:height="0.569cm" svg:x="6.626cm" svg:y="7.019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6.42cm" svg:y="6.386cm">
          <draw:text-box>
            <text:p text:style-name="P4">cmi_coroutine_transfer</text:p>
          </draw:text-box>
        </draw:frame>
        <draw:custom-shape draw:style-name="gr6" draw:text-style-name="P8" draw:layer="layout" svg:width="1.27cm" svg:height="0.317cm" svg:x="20.069cm" svg:y="4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858cm" svg:height="0.887cm" svg:x="6.714cm" svg:y="7.667cm">
          <draw:text-box>
            <text:p text:style-name="P4">[stored registers]</text:p>
          </draw:text-box>
        </draw:frame>
        <draw:frame draw:style-name="gr9" draw:text-style-name="P11" draw:layer="layout" svg:width="2.858cm" svg:height="0.887cm" svg:x="14.449cm" svg:y="7.282cm">
          <draw:text-box>
            <text:p text:style-name="P10">[stored registers]</text:p>
          </draw:text-box>
        </draw:frame>
        <draw:custom-shape draw:style-name="gr10" draw:text-style-name="P12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line draw:style-name="gr11" draw:text-style-name="P13" draw:layer="layout" svg:x1="5.443cm" svg:y1="2.496cm" svg:x2="10.843cm" svg:y2="2.496cm">
          <text:p/>
        </draw:line>
        <draw:line draw:style-name="gr11" draw:text-style-name="P13" draw:layer="layout" svg:x1="5.443cm" svg:y1="3.13cm" svg:x2="10.843cm" svg:y2="3.13cm">
          <text:p/>
        </draw:line>
        <draw:line draw:style-name="gr11" draw:text-style-name="P13" draw:layer="layout" svg:x1="5.443cm" svg:y1="3.765cm" svg:x2="10.843cm" svg:y2="3.765cm">
          <text:p/>
        </draw:line>
        <draw:line draw:style-name="gr11" draw:text-style-name="P13" draw:layer="layout" svg:x1="5.443cm" svg:y1="4.399cm" svg:x2="10.843cm" svg:y2="4.399cm">
          <text:p/>
        </draw:line>
        <draw:line draw:style-name="gr11" draw:text-style-name="P13" draw:layer="layout" svg:x1="5.443cm" svg:y1="5.034cm" svg:x2="10.843cm" svg:y2="5.034cm">
          <text:p/>
        </draw:line>
        <draw:line draw:style-name="gr11" draw:text-style-name="P13" draw:layer="layout" svg:x1="5.443cm" svg:y1="5.668cm" svg:x2="10.843cm" svg:y2="5.668cm">
          <text:p/>
        </draw:line>
        <draw:line draw:style-name="gr11" draw:text-style-name="P13" draw:layer="layout" svg:x1="5.443cm" svg:y1="6.302cm" svg:x2="10.843cm" svg:y2="6.302cm">
          <text:p/>
        </draw:line>
        <draw:line draw:style-name="gr11" draw:text-style-name="P13" draw:layer="layout" svg:x1="5.443cm" svg:y1="6.937cm" svg:x2="10.843cm" svg:y2="6.937cm">
          <text:p/>
        </draw:line>
        <draw:frame draw:style-name="gr12" draw:text-style-name="P15" draw:layer="layout" svg:width="2.268cm" svg:height="0.674cm" svg:x="7.087cm" svg:y="1.637cm">
          <draw:text-box>
            <text:p text:style-name="P14">...</text:p>
          </draw:text-box>
        </draw:frame>
        <draw:line draw:style-name="gr11" draw:text-style-name="P13" draw:layer="layout" svg:x1="13.214cm" svg:y1="4.722cm" svg:x2="18.61cm" svg:y2="4.735cm">
          <text:p/>
        </draw:line>
        <draw:line draw:style-name="gr11" draw:text-style-name="P13" draw:layer="layout" svg:x1="13.216cm" svg:y1="4.105cm" svg:x2="18.612cm" svg:y2="4.118cm">
          <text:p/>
        </draw:line>
        <draw:line draw:style-name="gr11" draw:text-style-name="P13" draw:layer="layout" svg:x1="13.214cm" svg:y1="5.339cm" svg:x2="18.61cm" svg:y2="5.352cm">
          <text:p/>
        </draw:line>
        <draw:line draw:style-name="gr11" draw:text-style-name="P13" draw:layer="layout" svg:x1="13.214cm" svg:y1="5.957cm" svg:x2="18.61cm" svg:y2="5.97cm">
          <text:p/>
        </draw:line>
        <draw:line draw:style-name="gr11" draw:text-style-name="P13" draw:layer="layout" svg:x1="13.214cm" svg:y1="6.574cm" svg:x2="18.61cm" svg:y2="6.587cm">
          <text:p/>
        </draw:line>
        <draw:line draw:style-name="gr11" draw:text-style-name="P13" draw:layer="layout" svg:x1="20.691cm" svg:y1="4.101cm" svg:x2="26.088cm" svg:y2="4.101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034cm" svg:height="0.569cm" svg:x="14.416cm" svg:y="6.678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14.21cm" svg:y="6.056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14.373cm" svg:y="5.434cm">
          <draw:text-box>
            <text:p text:style-name="P4">cmi_coroutine_yield</text:p>
          </draw:text-box>
        </draw:frame>
        <draw:frame draw:style-name="gr5" draw:text-style-name="P5" draw:layer="layout" svg:width="2.875cm" svg:height="0.569cm" svg:x="14.496cm" svg:y="4.813cm">
          <draw:text-box>
            <text:p text:style-name="P4">cmb_process_hold</text:p>
          </draw:text-box>
        </draw:frame>
        <draw:frame draw:style-name="gr5" draw:text-style-name="P7" draw:layer="layout" svg:width="2.198cm" svg:height="0.569cm" svg:x="14.91cm" svg:y="4.191cm">
          <draw:text-box>
            <text:p text:style-name="P6">arrival_proc</text:p>
          </draw:text-box>
        </draw:frame>
        <draw:frame draw:style-name="gr5" draw:text-style-name="P5" draw:layer="layout" svg:width="3.868cm" svg:height="0.569cm" svg:x="13.999cm" svg:y="3.569cm">
          <draw:text-box>
            <text:p text:style-name="P4">cmi_coroutine_trampoline</text:p>
          </draw:text-box>
        </draw:frame>
        <draw:frame draw:style-name="gr5" draw:text-style-name="P5" draw:layer="layout" svg:width="3.034cm" svg:height="0.569cm" svg:x="21.885cm" svg:y="7.334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21.679cm" svg:y="6.712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21.842cm" svg:y="6.09cm">
          <draw:text-box>
            <text:p text:style-name="P4">cmi_coroutine_yield</text:p>
          </draw:text-box>
        </draw:frame>
        <draw:frame draw:style-name="gr5" draw:text-style-name="P5" draw:layer="layout" svg:width="3.26cm" svg:height="0.569cm" svg:x="21.772cm" svg:y="4.794cm">
          <draw:text-box>
            <text:p text:style-name="P4">cmb_objectqueue_get</text:p>
          </draw:text-box>
        </draw:frame>
        <draw:frame draw:style-name="gr5" draw:text-style-name="P7" draw:layer="layout" svg:width="2.21cm" svg:height="0.569cm" svg:x="22.339cm" svg:y="4.172cm">
          <draw:text-box>
            <text:p text:style-name="P6">service_proc</text:p>
          </draw:text-box>
        </draw:frame>
        <draw:frame draw:style-name="gr5" draw:text-style-name="P5" draw:layer="layout" svg:width="3.868cm" svg:height="0.569cm" svg:x="21.468cm" svg:y="3.55cm">
          <draw:text-box>
            <text:p text:style-name="P4">cmi_coroutine_trampoline</text:p>
          </draw:text-box>
        </draw:frame>
        <draw:frame draw:style-name="gr5" draw:text-style-name="P5" draw:layer="layout" svg:width="3.682cm" svg:height="0.569cm" svg:x="21.561cm" svg:y="5.455cm">
          <draw:text-box>
            <text:p text:style-name="P4">cmb_resourceguard_wait</text:p>
          </draw:text-box>
        </draw:frame>
        <draw:frame draw:style-name="gr5" draw:text-style-name="P7" draw:layer="layout" svg:width="1.19cm" svg:height="0.569cm" svg:x="7.575cm" svg:y="2.587cm">
          <draw:text-box>
            <text:p text:style-name="P6">main</text:p>
          </draw:text-box>
        </draw:frame>
        <draw:frame draw:style-name="gr5" draw:text-style-name="P7" draw:layer="layout" svg:width="1.74cm" svg:height="0.569cm" svg:x="7.337cm" svg:y="3.22cm">
          <draw:text-box>
            <text:p text:style-name="P6">run_trial</text:p>
          </draw:text-box>
        </draw:frame>
        <draw:frame draw:style-name="gr5" draw:text-style-name="P5" draw:layer="layout" svg:width="3.888cm" svg:height="0.569cm" svg:x="6.199cm" svg:y="3.853cm">
          <draw:text-box>
            <text:p text:style-name="P4">cmb_event_queue_execute</text:p>
          </draw:text-box>
        </draw:frame>
        <draw:frame draw:style-name="gr5" draw:text-style-name="P5" draw:layer="layout" svg:width="3.67cm" svg:height="0.569cm" svg:x="6.308cm" svg:y="4.486cm">
          <draw:text-box>
            <text:p text:style-name="P4">cmb_event_execute_next</text:p>
          </draw:text-box>
        </draw:frame>
        <draw:frame draw:style-name="gr5" draw:text-style-name="P5" draw:layer="layout" svg:width="2.709cm" svg:height="0.569cm" svg:x="6.789cm" svg:y="5.12cm">
          <draw:text-box>
            <text:p text:style-name="P4">proc_holdwu_evt</text:p>
          </draw:text-box>
        </draw:frame>
        <draw:frame draw:style-name="gr5" draw:text-style-name="P5" draw:layer="layout" svg:width="3.405cm" svg:height="0.569cm" svg:x="6.441cm" svg:y="5.753cm">
          <draw:text-box>
            <text:p text:style-name="P4">cmi_coroutine_resume</text:p>
          </draw:text-box>
        </draw:frame>
        <draw:frame draw:style-name="gr5" draw:text-style-name="P5" draw:layer="layout" svg:width="3.12cm" svg:height="0.569cm" svg:x="14.373cm" svg:y="5.435cm">
          <draw:text-box>
            <text:p text:style-name="P4">cmi_coroutine_yield</text:p>
          </draw:text-box>
        </draw:frame>
        <draw:frame draw:style-name="gr5" draw:text-style-name="P5" draw:layer="layout" svg:width="3.034cm" svg:height="0.569cm" svg:x="6.626cm" svg:y="7.019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6.42cm" svg:y="6.386cm">
          <draw:text-box>
            <text:p text:style-name="P4">cmi_coroutine_transfer</text:p>
          </draw:text-box>
        </draw:frame>
        <draw:custom-shape draw:style-name="gr6" draw:text-style-name="P8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858cm" svg:height="0.887cm" svg:x="6.714cm" svg:y="7.667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14.354cm" svg:y="7.282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21.973cm" svg:y="7.917cm">
          <draw:text-box>
            <text:p text:style-name="P4">[stored registers]</text:p>
          </draw:text-box>
        </draw:frame>
        <draw:custom-shape draw:style-name="gr10" draw:text-style-name="P12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line draw:style-name="gr11" draw:text-style-name="P13" draw:layer="layout" svg:x1="5.443cm" svg:y1="2.496cm" svg:x2="10.843cm" svg:y2="2.496cm">
          <text:p/>
        </draw:line>
        <draw:line draw:style-name="gr11" draw:text-style-name="P13" draw:layer="layout" svg:x1="5.443cm" svg:y1="3.13cm" svg:x2="10.843cm" svg:y2="3.13cm">
          <text:p/>
        </draw:line>
        <draw:line draw:style-name="gr11" draw:text-style-name="P13" draw:layer="layout" svg:x1="5.443cm" svg:y1="3.765cm" svg:x2="10.843cm" svg:y2="3.765cm">
          <text:p/>
        </draw:line>
        <draw:line draw:style-name="gr11" draw:text-style-name="P13" draw:layer="layout" svg:x1="5.443cm" svg:y1="4.399cm" svg:x2="10.843cm" svg:y2="4.399cm">
          <text:p/>
        </draw:line>
        <draw:line draw:style-name="gr11" draw:text-style-name="P13" draw:layer="layout" svg:x1="5.443cm" svg:y1="5.034cm" svg:x2="10.843cm" svg:y2="5.034cm">
          <text:p/>
        </draw:line>
        <draw:line draw:style-name="gr11" draw:text-style-name="P13" draw:layer="layout" svg:x1="5.443cm" svg:y1="5.668cm" svg:x2="10.843cm" svg:y2="5.668cm">
          <text:p/>
        </draw:line>
        <draw:line draw:style-name="gr11" draw:text-style-name="P13" draw:layer="layout" svg:x1="5.443cm" svg:y1="6.302cm" svg:x2="10.843cm" svg:y2="6.302cm">
          <text:p/>
        </draw:line>
        <draw:line draw:style-name="gr11" draw:text-style-name="P13" draw:layer="layout" svg:x1="5.443cm" svg:y1="6.937cm" svg:x2="10.843cm" svg:y2="6.937cm">
          <text:p/>
        </draw:line>
        <draw:frame draw:style-name="gr12" draw:text-style-name="P15" draw:layer="layout" svg:width="2.268cm" svg:height="0.674cm" svg:x="7.087cm" svg:y="1.637cm">
          <draw:text-box>
            <text:p text:style-name="P14">...</text:p>
          </draw:text-box>
        </draw:frame>
        <draw:line draw:style-name="gr11" draw:text-style-name="P13" draw:layer="layout" svg:x1="13.214cm" svg:y1="4.722cm" svg:x2="18.61cm" svg:y2="4.735cm">
          <text:p/>
        </draw:line>
        <draw:line draw:style-name="gr11" draw:text-style-name="P13" draw:layer="layout" svg:x1="13.216cm" svg:y1="4.105cm" svg:x2="18.612cm" svg:y2="4.118cm">
          <text:p/>
        </draw:line>
        <draw:line draw:style-name="gr11" draw:text-style-name="P13" draw:layer="layout" svg:x1="13.214cm" svg:y1="5.339cm" svg:x2="18.61cm" svg:y2="5.352cm">
          <text:p/>
        </draw:line>
        <draw:line draw:style-name="gr11" draw:text-style-name="P13" draw:layer="layout" svg:x1="13.214cm" svg:y1="5.957cm" svg:x2="18.61cm" svg:y2="5.97cm">
          <text:p/>
        </draw:line>
        <draw:line draw:style-name="gr11" draw:text-style-name="P13" draw:layer="layout" svg:x1="13.214cm" svg:y1="6.574cm" svg:x2="18.61cm" svg:y2="6.587cm">
          <text:p/>
        </draw:line>
        <draw:line draw:style-name="gr11" draw:text-style-name="P13" draw:layer="layout" svg:x1="20.691cm" svg:y1="4.101cm" svg:x2="26.088cm" svg:y2="4.101cm">
          <text:p/>
        </draw:line>
        <draw:line draw:style-name="gr11" draw:text-style-name="P13" draw:layer="layout" svg:x1="20.691cm" svg:y1="4.731cm" svg:x2="26.088cm" svg:y2="4.731cm">
          <text:p/>
        </draw:line>
        <draw:line draw:style-name="gr11" draw:text-style-name="P13" draw:layer="layout" svg:x1="20.691cm" svg:y1="5.361cm" svg:x2="26.088cm" svg:y2="5.361cm">
          <text:p/>
        </draw:line>
        <draw:line draw:style-name="gr11" draw:text-style-name="P13" draw:layer="layout" svg:x1="20.691cm" svg:y1="5.992cm" svg:x2="26.088cm" svg:y2="5.992cm">
          <text:p/>
        </draw:line>
        <draw:line draw:style-name="gr11" draw:text-style-name="P13" draw:layer="layout" svg:x1="20.691cm" svg:y1="6.622cm" svg:x2="26.088cm" svg:y2="6.622cm">
          <text:p/>
        </draw:line>
        <draw:line draw:style-name="gr11" draw:text-style-name="P13" draw:layer="layout" svg:x1="20.691cm" svg:y1="7.252cm" svg:x2="26.088cm" svg:y2="7.252cm">
          <text:p/>
        </draw:lin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034cm" svg:height="0.569cm" svg:x="14.416cm" svg:y="6.678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14.21cm" svg:y="6.056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14.373cm" svg:y="5.434cm">
          <draw:text-box>
            <text:p text:style-name="P4">cmi_coroutine_yield</text:p>
          </draw:text-box>
        </draw:frame>
        <draw:frame draw:style-name="gr5" draw:text-style-name="P5" draw:layer="layout" svg:width="2.875cm" svg:height="0.569cm" svg:x="14.496cm" svg:y="4.813cm">
          <draw:text-box>
            <text:p text:style-name="P4">cmb_process_hold</text:p>
          </draw:text-box>
        </draw:frame>
        <draw:frame draw:style-name="gr5" draw:text-style-name="P7" draw:layer="layout" svg:width="2.198cm" svg:height="0.569cm" svg:x="14.91cm" svg:y="4.191cm">
          <draw:text-box>
            <text:p text:style-name="P6">arrival_proc</text:p>
          </draw:text-box>
        </draw:frame>
        <draw:frame draw:style-name="gr5" draw:text-style-name="P5" draw:layer="layout" svg:width="3.868cm" svg:height="0.569cm" svg:x="13.999cm" svg:y="3.569cm">
          <draw:text-box>
            <text:p text:style-name="P4">cmi_coroutine_trampoline</text:p>
          </draw:text-box>
        </draw:frame>
        <draw:frame draw:style-name="gr5" draw:text-style-name="P5" draw:layer="layout" svg:width="3.034cm" svg:height="0.569cm" svg:x="21.885cm" svg:y="7.334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21.679cm" svg:y="6.712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21.842cm" svg:y="6.09cm">
          <draw:text-box>
            <text:p text:style-name="P4">cmi_coroutine_yield</text:p>
          </draw:text-box>
        </draw:frame>
        <draw:frame draw:style-name="gr5" draw:text-style-name="P5" draw:layer="layout" svg:width="3.26cm" svg:height="0.569cm" svg:x="21.772cm" svg:y="4.794cm">
          <draw:text-box>
            <text:p text:style-name="P4">cmb_objectqueue_get</text:p>
          </draw:text-box>
        </draw:frame>
        <draw:frame draw:style-name="gr5" draw:text-style-name="P7" draw:layer="layout" svg:width="2.21cm" svg:height="0.569cm" svg:x="22.339cm" svg:y="4.172cm">
          <draw:text-box>
            <text:p text:style-name="P6">service_proc</text:p>
          </draw:text-box>
        </draw:frame>
        <draw:frame draw:style-name="gr5" draw:text-style-name="P5" draw:layer="layout" svg:width="3.868cm" svg:height="0.569cm" svg:x="21.468cm" svg:y="3.55cm">
          <draw:text-box>
            <text:p text:style-name="P4">cmi_coroutine_trampoline</text:p>
          </draw:text-box>
        </draw:frame>
        <draw:frame draw:style-name="gr5" draw:text-style-name="P5" draw:layer="layout" svg:width="3.682cm" svg:height="0.569cm" svg:x="21.561cm" svg:y="5.455cm">
          <draw:text-box>
            <text:p text:style-name="P4">cmb_resourceguard_wait</text:p>
          </draw:text-box>
        </draw:frame>
        <draw:frame draw:style-name="gr5" draw:text-style-name="P7" draw:layer="layout" svg:width="1.19cm" svg:height="0.569cm" svg:x="7.575cm" svg:y="2.587cm">
          <draw:text-box>
            <text:p text:style-name="P6">main</text:p>
          </draw:text-box>
        </draw:frame>
        <draw:frame draw:style-name="gr5" draw:text-style-name="P7" draw:layer="layout" svg:width="1.74cm" svg:height="0.569cm" svg:x="7.337cm" svg:y="3.22cm">
          <draw:text-box>
            <text:p text:style-name="P6">run_trial</text:p>
          </draw:text-box>
        </draw:frame>
        <draw:frame draw:style-name="gr5" draw:text-style-name="P5" draw:layer="layout" svg:width="3.888cm" svg:height="0.569cm" svg:x="6.199cm" svg:y="3.853cm">
          <draw:text-box>
            <text:p text:style-name="P4">cmb_event_queue_execute</text:p>
          </draw:text-box>
        </draw:frame>
        <draw:frame draw:style-name="gr5" draw:text-style-name="P5" draw:layer="layout" svg:width="3.67cm" svg:height="0.569cm" svg:x="6.308cm" svg:y="4.486cm">
          <draw:text-box>
            <text:p text:style-name="P4">cmb_event_execute_next</text:p>
          </draw:text-box>
        </draw:frame>
        <draw:frame draw:style-name="gr5" draw:text-style-name="P5" draw:layer="layout" svg:width="2.709cm" svg:height="0.569cm" svg:x="6.789cm" svg:y="5.12cm">
          <draw:text-box>
            <text:p text:style-name="P4">proc_holdwu_evt</text:p>
          </draw:text-box>
        </draw:frame>
        <draw:frame draw:style-name="gr5" draw:text-style-name="P5" draw:layer="layout" svg:width="3.405cm" svg:height="0.569cm" svg:x="6.441cm" svg:y="5.753cm">
          <draw:text-box>
            <text:p text:style-name="P4">cmi_coroutine_resume</text:p>
          </draw:text-box>
        </draw:frame>
        <draw:frame draw:style-name="gr5" draw:text-style-name="P5" draw:layer="layout" svg:width="3.12cm" svg:height="0.569cm" svg:x="14.373cm" svg:y="5.435cm">
          <draw:text-box>
            <text:p text:style-name="P4">cmi_coroutine_yield</text:p>
          </draw:text-box>
        </draw:frame>
        <draw:frame draw:style-name="gr5" draw:text-style-name="P5" draw:layer="layout" svg:width="3.034cm" svg:height="0.569cm" svg:x="6.626cm" svg:y="7.019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6.42cm" svg:y="6.386cm">
          <draw:text-box>
            <text:p text:style-name="P4">cmi_coroutine_transfer</text:p>
          </draw:text-box>
        </draw:frame>
        <draw:custom-shape draw:style-name="gr10" draw:text-style-name="P12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858cm" svg:height="0.887cm" svg:x="6.714cm" svg:y="7.667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14.562cm" svg:y="7.282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21.973cm" svg:y="7.917cm">
          <draw:text-box>
            <text:p text:style-name="P4">[stored registers]</text:p>
          </draw:text-box>
        </draw:frame>
        <draw:custom-shape draw:style-name="gr10" draw:text-style-name="P12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line draw:style-name="gr11" draw:text-style-name="P13" draw:layer="layout" svg:x1="5.443cm" svg:y1="2.496cm" svg:x2="10.843cm" svg:y2="2.496cm">
          <text:p/>
        </draw:line>
        <draw:line draw:style-name="gr11" draw:text-style-name="P13" draw:layer="layout" svg:x1="5.443cm" svg:y1="3.13cm" svg:x2="10.843cm" svg:y2="3.13cm">
          <text:p/>
        </draw:line>
        <draw:line draw:style-name="gr11" draw:text-style-name="P13" draw:layer="layout" svg:x1="5.443cm" svg:y1="3.765cm" svg:x2="10.843cm" svg:y2="3.765cm">
          <text:p/>
        </draw:line>
        <draw:line draw:style-name="gr11" draw:text-style-name="P13" draw:layer="layout" svg:x1="5.443cm" svg:y1="4.399cm" svg:x2="10.843cm" svg:y2="4.399cm">
          <text:p/>
        </draw:line>
        <draw:line draw:style-name="gr11" draw:text-style-name="P13" draw:layer="layout" svg:x1="5.443cm" svg:y1="5.034cm" svg:x2="10.843cm" svg:y2="5.034cm">
          <text:p/>
        </draw:line>
        <draw:line draw:style-name="gr11" draw:text-style-name="P13" draw:layer="layout" svg:x1="5.443cm" svg:y1="5.668cm" svg:x2="10.843cm" svg:y2="5.668cm">
          <text:p/>
        </draw:line>
        <draw:line draw:style-name="gr11" draw:text-style-name="P13" draw:layer="layout" svg:x1="5.443cm" svg:y1="6.302cm" svg:x2="10.843cm" svg:y2="6.302cm">
          <text:p/>
        </draw:line>
        <draw:line draw:style-name="gr11" draw:text-style-name="P13" draw:layer="layout" svg:x1="5.443cm" svg:y1="6.937cm" svg:x2="10.843cm" svg:y2="6.937cm">
          <text:p/>
        </draw:line>
        <draw:frame draw:style-name="gr12" draw:text-style-name="P15" draw:layer="layout" svg:width="2.268cm" svg:height="0.674cm" svg:x="7.087cm" svg:y="1.637cm">
          <draw:text-box>
            <text:p text:style-name="P14">...</text:p>
          </draw:text-box>
        </draw:frame>
        <draw:line draw:style-name="gr11" draw:text-style-name="P13" draw:layer="layout" svg:x1="13.214cm" svg:y1="4.722cm" svg:x2="18.61cm" svg:y2="4.735cm">
          <text:p/>
        </draw:line>
        <draw:line draw:style-name="gr11" draw:text-style-name="P13" draw:layer="layout" svg:x1="13.216cm" svg:y1="4.105cm" svg:x2="18.612cm" svg:y2="4.118cm">
          <text:p/>
        </draw:line>
        <draw:line draw:style-name="gr11" draw:text-style-name="P13" draw:layer="layout" svg:x1="13.214cm" svg:y1="5.339cm" svg:x2="18.61cm" svg:y2="5.352cm">
          <text:p/>
        </draw:line>
        <draw:line draw:style-name="gr11" draw:text-style-name="P13" draw:layer="layout" svg:x1="13.214cm" svg:y1="5.957cm" svg:x2="18.61cm" svg:y2="5.97cm">
          <text:p/>
        </draw:line>
        <draw:line draw:style-name="gr11" draw:text-style-name="P13" draw:layer="layout" svg:x1="13.214cm" svg:y1="6.574cm" svg:x2="18.61cm" svg:y2="6.587cm">
          <text:p/>
        </draw:line>
        <draw:line draw:style-name="gr11" draw:text-style-name="P13" draw:layer="layout" svg:x1="20.691cm" svg:y1="4.101cm" svg:x2="26.088cm" svg:y2="4.101cm">
          <text:p/>
        </draw:line>
        <draw:line draw:style-name="gr11" draw:text-style-name="P13" draw:layer="layout" svg:x1="20.691cm" svg:y1="4.731cm" svg:x2="26.088cm" svg:y2="4.731cm">
          <text:p/>
        </draw:line>
        <draw:line draw:style-name="gr11" draw:text-style-name="P13" draw:layer="layout" svg:x1="20.691cm" svg:y1="5.361cm" svg:x2="26.088cm" svg:y2="5.361cm">
          <text:p/>
        </draw:line>
        <draw:line draw:style-name="gr11" draw:text-style-name="P13" draw:layer="layout" svg:x1="20.691cm" svg:y1="5.992cm" svg:x2="26.088cm" svg:y2="5.992cm">
          <text:p/>
        </draw:line>
        <draw:line draw:style-name="gr11" draw:text-style-name="P13" draw:layer="layout" svg:x1="20.691cm" svg:y1="6.622cm" svg:x2="26.088cm" svg:y2="6.622cm">
          <text:p/>
        </draw:line>
        <draw:line draw:style-name="gr11" draw:text-style-name="P13" draw:layer="layout" svg:x1="20.691cm" svg:y1="7.252cm" svg:x2="26.088cm" svg:y2="7.252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1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034cm" svg:height="0.569cm" svg:x="14.416cm" svg:y="6.678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14.21cm" svg:y="6.056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14.373cm" svg:y="5.434cm">
          <draw:text-box>
            <text:p text:style-name="P4">cmi_coroutine_yield</text:p>
          </draw:text-box>
        </draw:frame>
        <draw:frame draw:style-name="gr5" draw:text-style-name="P5" draw:layer="layout" svg:width="2.875cm" svg:height="0.569cm" svg:x="14.496cm" svg:y="4.813cm">
          <draw:text-box>
            <text:p text:style-name="P4">cmb_process_hold</text:p>
          </draw:text-box>
        </draw:frame>
        <draw:frame draw:style-name="gr5" draw:text-style-name="P7" draw:layer="layout" svg:width="2.198cm" svg:height="0.569cm" svg:x="14.91cm" svg:y="4.191cm">
          <draw:text-box>
            <text:p text:style-name="P6">arrival_proc</text:p>
          </draw:text-box>
        </draw:frame>
        <draw:frame draw:style-name="gr5" draw:text-style-name="P5" draw:layer="layout" svg:width="3.868cm" svg:height="0.569cm" svg:x="13.999cm" svg:y="3.569cm">
          <draw:text-box>
            <text:p text:style-name="P4">cmi_coroutine_trampoline</text:p>
          </draw:text-box>
        </draw:frame>
        <draw:frame draw:style-name="gr5" draw:text-style-name="P5" draw:layer="layout" svg:width="3.034cm" svg:height="0.569cm" svg:x="21.885cm" svg:y="7.334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21.679cm" svg:y="6.712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21.842cm" svg:y="6.09cm">
          <draw:text-box>
            <text:p text:style-name="P4">cmi_coroutine_yield</text:p>
          </draw:text-box>
        </draw:frame>
        <draw:frame draw:style-name="gr5" draw:text-style-name="P5" draw:layer="layout" svg:width="3.26cm" svg:height="0.569cm" svg:x="21.772cm" svg:y="4.794cm">
          <draw:text-box>
            <text:p text:style-name="P4">cmb_objectqueue_get</text:p>
          </draw:text-box>
        </draw:frame>
        <draw:frame draw:style-name="gr5" draw:text-style-name="P7" draw:layer="layout" svg:width="2.21cm" svg:height="0.569cm" svg:x="22.339cm" svg:y="4.172cm">
          <draw:text-box>
            <text:p text:style-name="P6">service_proc</text:p>
          </draw:text-box>
        </draw:frame>
        <draw:frame draw:style-name="gr5" draw:text-style-name="P5" draw:layer="layout" svg:width="3.868cm" svg:height="0.569cm" svg:x="21.468cm" svg:y="3.55cm">
          <draw:text-box>
            <text:p text:style-name="P4">cmi_coroutine_trampoline</text:p>
          </draw:text-box>
        </draw:frame>
        <draw:frame draw:style-name="gr5" draw:text-style-name="P5" draw:layer="layout" svg:width="3.682cm" svg:height="0.569cm" svg:x="21.561cm" svg:y="5.455cm">
          <draw:text-box>
            <text:p text:style-name="P4">cmb_resourceguard_wait</text:p>
          </draw:text-box>
        </draw:frame>
        <draw:frame draw:style-name="gr5" draw:text-style-name="P7" draw:layer="layout" svg:width="1.19cm" svg:height="0.569cm" svg:x="7.575cm" svg:y="2.587cm">
          <draw:text-box>
            <text:p text:style-name="P6">main</text:p>
          </draw:text-box>
        </draw:frame>
        <draw:frame draw:style-name="gr5" draw:text-style-name="P7" draw:layer="layout" svg:width="1.74cm" svg:height="0.569cm" svg:x="7.337cm" svg:y="3.22cm">
          <draw:text-box>
            <text:p text:style-name="P6">run_trial</text:p>
          </draw:text-box>
        </draw:frame>
        <draw:frame draw:style-name="gr5" draw:text-style-name="P5" draw:layer="layout" svg:width="3.888cm" svg:height="0.569cm" svg:x="6.199cm" svg:y="3.853cm">
          <draw:text-box>
            <text:p text:style-name="P4">cmb_event_queue_execute</text:p>
          </draw:text-box>
        </draw:frame>
        <draw:frame draw:style-name="gr5" draw:text-style-name="P5" draw:layer="layout" svg:width="3.67cm" svg:height="0.569cm" svg:x="6.308cm" svg:y="4.486cm">
          <draw:text-box>
            <text:p text:style-name="P4">cmb_event_execute_next</text:p>
          </draw:text-box>
        </draw:frame>
        <draw:frame draw:style-name="gr5" draw:text-style-name="P5" draw:layer="layout" svg:width="2.709cm" svg:height="0.569cm" svg:x="6.789cm" svg:y="5.12cm">
          <draw:text-box>
            <text:p text:style-name="P4">proc_holdwu_evt</text:p>
          </draw:text-box>
        </draw:frame>
        <draw:frame draw:style-name="gr5" draw:text-style-name="P5" draw:layer="layout" svg:width="3.405cm" svg:height="0.569cm" svg:x="6.441cm" svg:y="5.753cm">
          <draw:text-box>
            <text:p text:style-name="P4">cmi_coroutine_resume</text:p>
          </draw:text-box>
        </draw:frame>
        <draw:frame draw:style-name="gr5" draw:text-style-name="P5" draw:layer="layout" svg:width="3.12cm" svg:height="0.569cm" svg:x="14.373cm" svg:y="5.435cm">
          <draw:text-box>
            <text:p text:style-name="P4">cmi_coroutine_yield</text:p>
          </draw:text-box>
        </draw:frame>
        <draw:frame draw:style-name="gr5" draw:text-style-name="P5" draw:layer="layout" svg:width="3.034cm" svg:height="0.569cm" svg:x="6.626cm" svg:y="7.019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6.42cm" svg:y="6.386cm">
          <draw:text-box>
            <text:p text:style-name="P4">cmi_coroutine_transfer</text:p>
          </draw:text-box>
        </draw:frame>
        <draw:custom-shape draw:style-name="gr10" draw:text-style-name="P12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858cm" svg:height="0.887cm" svg:x="6.714cm" svg:y="7.667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14.354cm" svg:y="7.282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21.973cm" svg:y="7.917cm">
          <draw:text-box>
            <text:p text:style-name="P4">[stored registers]</text:p>
          </draw:text-box>
        </draw:frame>
        <draw:custom-shape draw:style-name="gr6" draw:text-style-name="P8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line draw:style-name="gr11" draw:text-style-name="P13" draw:layer="layout" svg:x1="5.443cm" svg:y1="2.496cm" svg:x2="10.843cm" svg:y2="2.496cm">
          <text:p/>
        </draw:line>
        <draw:line draw:style-name="gr11" draw:text-style-name="P13" draw:layer="layout" svg:x1="5.443cm" svg:y1="3.13cm" svg:x2="10.843cm" svg:y2="3.13cm">
          <text:p/>
        </draw:line>
        <draw:line draw:style-name="gr11" draw:text-style-name="P13" draw:layer="layout" svg:x1="5.443cm" svg:y1="3.765cm" svg:x2="10.843cm" svg:y2="3.765cm">
          <text:p/>
        </draw:line>
        <draw:line draw:style-name="gr11" draw:text-style-name="P13" draw:layer="layout" svg:x1="5.443cm" svg:y1="4.399cm" svg:x2="10.843cm" svg:y2="4.399cm">
          <text:p/>
        </draw:line>
        <draw:line draw:style-name="gr11" draw:text-style-name="P13" draw:layer="layout" svg:x1="5.443cm" svg:y1="5.034cm" svg:x2="10.843cm" svg:y2="5.034cm">
          <text:p/>
        </draw:line>
        <draw:line draw:style-name="gr11" draw:text-style-name="P13" draw:layer="layout" svg:x1="5.443cm" svg:y1="5.668cm" svg:x2="10.843cm" svg:y2="5.668cm">
          <text:p/>
        </draw:line>
        <draw:line draw:style-name="gr11" draw:text-style-name="P13" draw:layer="layout" svg:x1="5.443cm" svg:y1="6.302cm" svg:x2="10.843cm" svg:y2="6.302cm">
          <text:p/>
        </draw:line>
        <draw:line draw:style-name="gr11" draw:text-style-name="P13" draw:layer="layout" svg:x1="5.443cm" svg:y1="6.937cm" svg:x2="10.843cm" svg:y2="6.937cm">
          <text:p/>
        </draw:line>
        <draw:frame draw:style-name="gr12" draw:text-style-name="P15" draw:layer="layout" svg:width="2.268cm" svg:height="0.674cm" svg:x="7.087cm" svg:y="1.637cm">
          <draw:text-box>
            <text:p text:style-name="P14">...</text:p>
          </draw:text-box>
        </draw:frame>
        <draw:line draw:style-name="gr11" draw:text-style-name="P13" draw:layer="layout" svg:x1="13.214cm" svg:y1="4.722cm" svg:x2="18.61cm" svg:y2="4.735cm">
          <text:p/>
        </draw:line>
        <draw:line draw:style-name="gr11" draw:text-style-name="P13" draw:layer="layout" svg:x1="13.216cm" svg:y1="4.105cm" svg:x2="18.612cm" svg:y2="4.118cm">
          <text:p/>
        </draw:line>
        <draw:line draw:style-name="gr11" draw:text-style-name="P13" draw:layer="layout" svg:x1="13.214cm" svg:y1="5.339cm" svg:x2="18.61cm" svg:y2="5.352cm">
          <text:p/>
        </draw:line>
        <draw:line draw:style-name="gr11" draw:text-style-name="P13" draw:layer="layout" svg:x1="13.214cm" svg:y1="5.957cm" svg:x2="18.61cm" svg:y2="5.97cm">
          <text:p/>
        </draw:line>
        <draw:line draw:style-name="gr11" draw:text-style-name="P13" draw:layer="layout" svg:x1="13.214cm" svg:y1="6.574cm" svg:x2="18.61cm" svg:y2="6.587cm">
          <text:p/>
        </draw:line>
        <draw:line draw:style-name="gr11" draw:text-style-name="P13" draw:layer="layout" svg:x1="20.691cm" svg:y1="4.101cm" svg:x2="26.088cm" svg:y2="4.101cm">
          <text:p/>
        </draw:line>
        <draw:line draw:style-name="gr11" draw:text-style-name="P13" draw:layer="layout" svg:x1="20.691cm" svg:y1="4.731cm" svg:x2="26.088cm" svg:y2="4.731cm">
          <text:p/>
        </draw:line>
        <draw:line draw:style-name="gr11" draw:text-style-name="P13" draw:layer="layout" svg:x1="20.691cm" svg:y1="5.361cm" svg:x2="26.088cm" svg:y2="5.361cm">
          <text:p/>
        </draw:line>
        <draw:line draw:style-name="gr11" draw:text-style-name="P13" draw:layer="layout" svg:x1="20.691cm" svg:y1="5.992cm" svg:x2="26.088cm" svg:y2="5.992cm">
          <text:p/>
        </draw:line>
        <draw:line draw:style-name="gr11" draw:text-style-name="P13" draw:layer="layout" svg:x1="20.691cm" svg:y1="6.622cm" svg:x2="26.088cm" svg:y2="6.622cm">
          <text:p/>
        </draw:line>
        <draw:line draw:style-name="gr11" draw:text-style-name="P13" draw:layer="layout" svg:x1="20.691cm" svg:y1="7.252cm" svg:x2="26.088cm" svg:y2="7.252cm">
          <text:p/>
        </draw:lin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2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198cm" svg:height="0.569cm" svg:x="14.91cm" svg:y="4.191cm">
          <draw:text-box>
            <text:p text:style-name="P6">arrival_proc</text:p>
          </draw:text-box>
        </draw:frame>
        <draw:frame draw:style-name="gr5" draw:text-style-name="P5" draw:layer="layout" svg:width="3.868cm" svg:height="0.569cm" svg:x="13.999cm" svg:y="3.569cm">
          <draw:text-box>
            <text:p text:style-name="P4">cmi_coroutine_trampoline</text:p>
          </draw:text-box>
        </draw:frame>
        <draw:frame draw:style-name="gr5" draw:text-style-name="P5" draw:layer="layout" svg:width="3.034cm" svg:height="0.569cm" svg:x="21.885cm" svg:y="7.334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21.679cm" svg:y="6.712cm">
          <draw:text-box>
            <text:p text:style-name="P4">cmi_coroutine_transfer</text:p>
          </draw:text-box>
        </draw:frame>
        <draw:frame draw:style-name="gr5" draw:text-style-name="P5" draw:layer="layout" svg:width="3.12cm" svg:height="0.569cm" svg:x="21.842cm" svg:y="6.09cm">
          <draw:text-box>
            <text:p text:style-name="P4">cmi_coroutine_yield</text:p>
          </draw:text-box>
        </draw:frame>
        <draw:frame draw:style-name="gr5" draw:text-style-name="P5" draw:layer="layout" svg:width="3.26cm" svg:height="0.569cm" svg:x="21.772cm" svg:y="4.794cm">
          <draw:text-box>
            <text:p text:style-name="P4">cmb_objectqueue_get</text:p>
          </draw:text-box>
        </draw:frame>
        <draw:frame draw:style-name="gr5" draw:text-style-name="P7" draw:layer="layout" svg:width="2.21cm" svg:height="0.569cm" svg:x="22.339cm" svg:y="4.172cm">
          <draw:text-box>
            <text:p text:style-name="P6">service_proc</text:p>
          </draw:text-box>
        </draw:frame>
        <draw:frame draw:style-name="gr5" draw:text-style-name="P5" draw:layer="layout" svg:width="3.868cm" svg:height="0.569cm" svg:x="21.468cm" svg:y="3.55cm">
          <draw:text-box>
            <text:p text:style-name="P4">cmi_coroutine_trampoline</text:p>
          </draw:text-box>
        </draw:frame>
        <draw:frame draw:style-name="gr5" draw:text-style-name="P5" draw:layer="layout" svg:width="3.682cm" svg:height="0.569cm" svg:x="21.561cm" svg:y="5.455cm">
          <draw:text-box>
            <text:p text:style-name="P4">cmb_resourceguard_wait</text:p>
          </draw:text-box>
        </draw:frame>
        <draw:frame draw:style-name="gr5" draw:text-style-name="P7" draw:layer="layout" svg:width="1.19cm" svg:height="0.569cm" svg:x="7.575cm" svg:y="2.587cm">
          <draw:text-box>
            <text:p text:style-name="P6">main</text:p>
          </draw:text-box>
        </draw:frame>
        <draw:frame draw:style-name="gr5" draw:text-style-name="P7" draw:layer="layout" svg:width="1.74cm" svg:height="0.569cm" svg:x="7.337cm" svg:y="3.22cm">
          <draw:text-box>
            <text:p text:style-name="P6">run_trial</text:p>
          </draw:text-box>
        </draw:frame>
        <draw:frame draw:style-name="gr5" draw:text-style-name="P5" draw:layer="layout" svg:width="3.888cm" svg:height="0.569cm" svg:x="6.199cm" svg:y="3.853cm">
          <draw:text-box>
            <text:p text:style-name="P4">cmb_event_queue_execute</text:p>
          </draw:text-box>
        </draw:frame>
        <draw:frame draw:style-name="gr5" draw:text-style-name="P5" draw:layer="layout" svg:width="3.67cm" svg:height="0.569cm" svg:x="6.308cm" svg:y="4.486cm">
          <draw:text-box>
            <text:p text:style-name="P4">cmb_event_execute_next</text:p>
          </draw:text-box>
        </draw:frame>
        <draw:frame draw:style-name="gr5" draw:text-style-name="P5" draw:layer="layout" svg:width="2.709cm" svg:height="0.569cm" svg:x="6.789cm" svg:y="5.12cm">
          <draw:text-box>
            <text:p text:style-name="P4">proc_holdwu_evt</text:p>
          </draw:text-box>
        </draw:frame>
        <draw:frame draw:style-name="gr5" draw:text-style-name="P5" draw:layer="layout" svg:width="3.405cm" svg:height="0.569cm" svg:x="6.441cm" svg:y="5.753cm">
          <draw:text-box>
            <text:p text:style-name="P4">cmi_coroutine_resume</text:p>
          </draw:text-box>
        </draw:frame>
        <draw:frame draw:style-name="gr5" draw:text-style-name="P5" draw:layer="layout" svg:width="3.034cm" svg:height="0.569cm" svg:x="6.626cm" svg:y="7.019cm">
          <draw:text-box>
            <text:p text:style-name="P4">cmi_context_switch</text:p>
          </draw:text-box>
        </draw:frame>
        <draw:frame draw:style-name="gr5" draw:text-style-name="P5" draw:layer="layout" svg:width="3.447cm" svg:height="0.569cm" svg:x="6.42cm" svg:y="6.386cm">
          <draw:text-box>
            <text:p text:style-name="P4">cmi_coroutine_transfer</text:p>
          </draw:text-box>
        </draw:frame>
        <draw:custom-shape draw:style-name="gr10" draw:text-style-name="P12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858cm" svg:height="0.887cm" svg:x="6.714cm" svg:y="7.667cm">
          <draw:text-box>
            <text:p text:style-name="P4">[stored registers]</text:p>
          </draw:text-box>
        </draw:frame>
        <draw:frame draw:style-name="gr8" draw:text-style-name="P5" draw:layer="layout" svg:width="2.858cm" svg:height="0.887cm" svg:x="21.973cm" svg:y="7.917cm">
          <draw:text-box>
            <text:p text:style-name="P4">[stored registers]</text:p>
          </draw:text-box>
        </draw:frame>
        <draw:custom-shape draw:style-name="gr6" draw:text-style-name="P8" draw:layer="layout" svg:width="1.27cm" svg:height="0.317cm" svg:x="12.525cm" svg:y="4.5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line draw:style-name="gr11" draw:text-style-name="P13" draw:layer="layout" svg:x1="5.443cm" svg:y1="2.496cm" svg:x2="10.843cm" svg:y2="2.496cm">
          <text:p/>
        </draw:line>
        <draw:line draw:style-name="gr11" draw:text-style-name="P13" draw:layer="layout" svg:x1="5.443cm" svg:y1="3.13cm" svg:x2="10.843cm" svg:y2="3.13cm">
          <text:p/>
        </draw:line>
        <draw:line draw:style-name="gr11" draw:text-style-name="P13" draw:layer="layout" svg:x1="5.443cm" svg:y1="3.765cm" svg:x2="10.843cm" svg:y2="3.765cm">
          <text:p/>
        </draw:line>
        <draw:line draw:style-name="gr11" draw:text-style-name="P13" draw:layer="layout" svg:x1="5.443cm" svg:y1="4.399cm" svg:x2="10.843cm" svg:y2="4.399cm">
          <text:p/>
        </draw:line>
        <draw:line draw:style-name="gr11" draw:text-style-name="P13" draw:layer="layout" svg:x1="5.443cm" svg:y1="5.034cm" svg:x2="10.843cm" svg:y2="5.034cm">
          <text:p/>
        </draw:line>
        <draw:line draw:style-name="gr11" draw:text-style-name="P13" draw:layer="layout" svg:x1="5.443cm" svg:y1="5.668cm" svg:x2="10.843cm" svg:y2="5.668cm">
          <text:p/>
        </draw:line>
        <draw:line draw:style-name="gr11" draw:text-style-name="P13" draw:layer="layout" svg:x1="5.443cm" svg:y1="6.302cm" svg:x2="10.843cm" svg:y2="6.302cm">
          <text:p/>
        </draw:line>
        <draw:line draw:style-name="gr11" draw:text-style-name="P13" draw:layer="layout" svg:x1="5.443cm" svg:y1="6.937cm" svg:x2="10.843cm" svg:y2="6.937cm">
          <text:p/>
        </draw:line>
        <draw:frame draw:style-name="gr12" draw:text-style-name="P15" draw:layer="layout" svg:width="2.268cm" svg:height="0.674cm" svg:x="7.087cm" svg:y="1.637cm">
          <draw:text-box>
            <text:p text:style-name="P14">...</text:p>
          </draw:text-box>
        </draw:frame>
        <draw:line draw:style-name="gr11" draw:text-style-name="P13" draw:layer="layout" svg:x1="13.216cm" svg:y1="4.105cm" svg:x2="18.612cm" svg:y2="4.118cm">
          <text:p/>
        </draw:line>
        <draw:line draw:style-name="gr11" draw:text-style-name="P13" draw:layer="layout" svg:x1="20.691cm" svg:y1="4.101cm" svg:x2="26.088cm" svg:y2="4.101cm">
          <text:p/>
        </draw:line>
        <draw:line draw:style-name="gr11" draw:text-style-name="P13" draw:layer="layout" svg:x1="20.691cm" svg:y1="4.731cm" svg:x2="26.088cm" svg:y2="4.731cm">
          <text:p/>
        </draw:line>
        <draw:line draw:style-name="gr11" draw:text-style-name="P13" draw:layer="layout" svg:x1="20.691cm" svg:y1="5.361cm" svg:x2="26.088cm" svg:y2="5.361cm">
          <text:p/>
        </draw:line>
        <draw:line draw:style-name="gr11" draw:text-style-name="P13" draw:layer="layout" svg:x1="20.691cm" svg:y1="5.992cm" svg:x2="26.088cm" svg:y2="5.992cm">
          <text:p/>
        </draw:line>
        <draw:line draw:style-name="gr11" draw:text-style-name="P13" draw:layer="layout" svg:x1="20.691cm" svg:y1="6.622cm" svg:x2="26.088cm" svg:y2="6.622cm">
          <text:p/>
        </draw:line>
        <draw:line draw:style-name="gr11" draw:text-style-name="P13" draw:layer="layout" svg:x1="20.691cm" svg:y1="7.252cm" svg:x2="26.088cm" svg:y2="7.2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0:56:10.646039027</meta:creation-date>
    <dc:date>2026-01-07T18:53:42.677968578</dc:date>
    <meta:editing-duration>PT11M19S</meta:editing-duration>
    <meta:editing-cycles>3</meta:editing-cycles>
    <meta:generator>LibreOffice/25.8.4.2$Linux_X86_64 LibreOffice_project/580$Build-2</meta:generator>
    <meta:document-statistic meta:object-count="239"/>
  </office:meta>
</office:document-meta>
</file>